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solid" draw:fill-color="#cfe7f5" draw:textarea-vertical-align="middle"/>
    </style:style>
    <style:style style:name="gr3" style:family="graphic" style:parent-style-name="objectwithoutfill">
      <style:graphic-properties draw:marker-end="Arrow" draw:marker-end-width="0.3cm" draw:fill="solid" draw:fill-color="#cfe7f5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2.6cm" svg:height="2cm" svg:x="2.1cm" svg:y="2.4cm">
          <text:p text:style-name="P1">AnL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4.2cm" svg:height="1.9cm" svg:x="3.6cm" svg:y="8.6cm">
          <text:p text:style-name="P1">AnSintactic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7cm" svg:y1="8.6cm" svg:x2="3.4cm" svg:y2="4.4cm" draw:start-shape="id1" draw:start-glue-point="4" draw:end-shape="id2" draw:end-glue-point="8" svg:d="m5700 8600-2300-4200" svg:viewBox="0 0 2301 4201">
          <text:p text:style-name="P1">Anlex.get_tocken()</text:p>
        </draw:connector>
        <draw:custom-shape draw:style-name="gr1" draw:text-style-name="P1" xml:id="id4" draw:id="id4" draw:layer="layout" svg:width="5.1cm" svg:height="1.9cm" svg:x="7.1cm" svg:y="14.8cm">
          <text:p text:style-name="P1">princip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9cm" svg:height="2.1cm" svg:x="13.1cm" svg:y="2.8cm">
          <text:p text:style-name="P1">emisor N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5.05cm" svg:y1="4.9cm" svg:x2="7.8cm" svg:y2="9.55cm" draw:start-shape="id3" draw:start-glue-point="8" draw:end-shape="id1" draw:end-glue-point="10" svg:d="m15050 4900c0 3100-2416 4650-7250 4650" svg:viewBox="0 0 7251 4651">
          <text:p text:style-name="P1"><text:s text:c="21"/>arcos_locales</text:p>
        </draw:connector>
        <draw:connector draw:style-name="gr3" draw:text-style-name="P1" draw:layer="layout" draw:type="curve" draw:line-skew="-0.505cm" svg:x1="5.7cm" svg:y1="8.6cm" svg:x2="13.671cm" svg:y2="4.593cm" draw:start-shape="id1" draw:start-glue-point="4" draw:end-shape="id3" draw:end-glue-point="7" svg:d="m5700 8600c0-3531 7971-1528 7971-4007" svg:viewBox="0 0 7972 4008">
          <text:p text:style-name="P1">tipo_derivacion</text:p>
        </draw:connector>
        <draw:custom-shape draw:style-name="gr1" draw:text-style-name="P1" xml:id="id6" draw:id="id6" draw:layer="layout" svg:width="4.4cm" svg:height="1.7cm" svg:x="15.7cm" svg:y="8.6cm">
          <text:p text:style-name="P1">emisor D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7cm" svg:y1="10.5cm" svg:x2="9.65cm" svg:y2="14.8cm" draw:start-shape="id1" draw:start-glue-point="8" draw:end-shape="id4" draw:end-glue-point="4" svg:d="m5700 10500c0 3226 3950 1077 3950 4300" svg:viewBox="0 0 3951 4301">
          <text:p text:style-name="P1">Lista de arcos (AFD)</text:p>
        </draw:connector>
        <draw:custom-shape draw:style-name="gr1" draw:text-style-name="P1" xml:id="id5" draw:id="id5" draw:layer="layout" svg:width="3.8cm" svg:height="2cm" svg:x="12cm" svg:y="20.2cm">
          <text:p text:style-name="P1">Reporte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3cm" svg:height="2cm" svg:x="1.6cm" svg:y="19.7cm">
          <text:p text:style-name="P1">gen_Codi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-0.451cm" svg:x1="9.65cm" svg:y1="16.7cm" svg:x2="13.9cm" svg:y2="20.2cm" draw:start-shape="id4" draw:start-glue-point="8" draw:end-shape="id5" draw:end-glue-point="4" svg:d="m9650 16700c0 1950 4250 200 4250 3500" svg:viewBox="0 0 4251 3501">
          <text:p text:style-name="P1">Ls arcos AFD</text:p>
        </draw:connector>
        <draw:connector draw:style-name="gr3" draw:text-style-name="P1" draw:layer="layout" draw:type="curve" svg:x1="9.65cm" svg:y1="14.8cm" svg:x2="17.9cm" svg:y2="10.3cm" draw:start-shape="id4" draw:start-glue-point="4" draw:end-shape="id6" draw:end-glue-point="8" svg:d="m9650 14800c0-3373 8250-1124 8250-4500" svg:viewBox="0 0 8251 4501">
          <text:p text:style-name="P1">Lista de arcos ADF</text:p>
        </draw:connector>
        <draw:connector draw:style-name="gr3" draw:text-style-name="P1" draw:layer="layout" draw:type="curve" draw:line-skew="-0.034cm" svg:x1="19.456cm" svg:y1="10.051cm" svg:x2="11.454cm" svg:y2="16.422cm" draw:start-shape="id6" draw:start-glue-point="9" draw:end-shape="id4" draw:end-glue-point="9" svg:d="m19456 10051c0 10675-8002 7490-8002 6371" svg:viewBox="0 0 8003 7696">
          <text:p text:style-name="P1">Lista de arcos DFA</text:p>
        </draw:connector>
        <draw:connector draw:style-name="gr3" draw:text-style-name="P1" draw:layer="layout" draw:type="curve" svg:x1="7.1cm" svg:y1="15.75cm" svg:x2="3.75cm" svg:y2="19.7cm" draw:start-shape="id4" draw:start-glue-point="6" draw:end-shape="id7" draw:end-glue-point="4" svg:d="m7100 15750c-2234 0-3350 1316-3350 3950" svg:viewBox="0 0 3351 3951">
          <text:p text:style-name="P1">Lista de arcos DFA</text:p>
        </draw:connector>
        <draw:connector draw:style-name="gr3" draw:text-style-name="P1" draw:layer="layout" draw:type="curve" svg:x1="7.846cm" svg:y1="16.422cm" svg:x2="12cm" svg:y2="21.2cm" draw:start-shape="id4" draw:start-glue-point="7" draw:end-shape="id5" draw:end-glue-point="6" svg:d="m7846 16422c0 3186 1384 4778 4154 4778" svg:viewBox="0 0 4155 4779">
          <text:p text:style-name="P1"/>
          <text:p text:style-name="P1">Ls arcos DFA</text:p>
        </draw:connector>
        <draw:custom-shape draw:style-name="gr1" draw:text-style-name="P1" xml:id="id8" draw:id="id8" draw:layer="layout" svg:width="3.3cm" svg:height="1.3cm" svg:x="16.1cm" svg:y="17.9cm">
          <text:p text:style-name="P1">emit_gra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7.75cm" svg:y1="19.2cm" svg:x2="15.8cm" svg:y2="21.2cm" draw:start-shape="id8" draw:start-glue-point="8" draw:end-shape="id5" draw:end-glue-point="10" svg:d="m17750 19200c0 1334-650 2000-1950 2000" svg:viewBox="0 0 1951 2001">
          <text:p text:style-name="P1"><text:s text:c="3"/>imagen_grafo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8T09:05:37.05</meta:creation-date>
    <dc:date>2013-10-28T10:36:57.05</dc:date>
    <meta:editing-duration>PT1H16M7S</meta:editing-duration>
    <meta:editing-cycles>6</meta:editing-cycles>
    <meta:generator>LibreOffice/4.0.3.3$Windows_x86 LibreOffice_project/0eaa50a932c8f2199a615e1eb30f7ac74279539</meta:generator>
    <meta:document-statistic meta:object-count="18"/>
  </office:meta>
</office:document-meta>
</file>